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2 CLK</text:p>
          </table:table-cell>
          <table:table-cell table:formula="of:=168/2" office:value-type="float" office:value="84" calcext:value-type="float">
            <text:p>8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2]" office:value-type="float" office:value="0.0119047619047619" calcext:value-type="float">
            <text:p>0,0119047619</text:p>
          </table:table-cell>
          <table:table-cell office:value-type="string" calcext:value-type="string">
            <text:p>µS/T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Bitlä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5]/[.B3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6]/2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7]/2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D Bitlä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10]/[.B3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11]/2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12]/2" office:value-type="float" office:value="42" calcext:value-type="float">
            <text:p>4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qu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16]" office:value-type="float" office:value="1" calcext:value-type="float">
            <text:p>1</text:p>
          </table:table-cell>
          <table:table-cell office:value-type="string" calcext:value-type="string">
            <text:p>µS/Tak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3 CLK</text:p>
          </table:table-cell>
          <table:table-cell table:formula="of:=[.B2]/4000" office:value-type="float" office:value="0.021" calcext:value-type="float">
            <text:p>0,02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19]" office:value-type="float" office:value="47.6190476190476" calcext:value-type="float">
            <text:p>47,619047619</text:p>
          </table:table-cell>
          <table:table-cell office:value-type="string" calcext:value-type="string">
            <text:p>µS/T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k Rota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/>
          <table:table-cell table:formula="of:=[.B22]/60" office:value-type="float" office:value="5" calcext:value-type="float">
            <text:p>5</text:p>
          </table:table-cell>
          <table:table-cell office:value-type="string" calcext:value-type="string">
            <text:p>RPS</text:p>
          </table:table-cell>
        </table:table-row>
        <table:table-row table:style-name="ro1">
          <table:table-cell/>
          <table:table-cell table:formula="of:=1/[.B23]" office:value-type="float" office:value="0.2" calcext:value-type="float">
            <text:p>0,2</text:p>
          </table:table-cell>
          <table:table-cell office:value-type="string" calcext:value-type="string">
            <text:p>SPR</text:p>
          </table:table-cell>
        </table:table-row>
        <table:table-row table:style-name="ro1">
          <table:table-cell/>
          <table:table-cell table:formula="of:=[.B24]*10^6" office:value-type="float" office:value="200000" calcext:value-type="float">
            <text:p>200000</text:p>
          </table:table-cell>
          <table:table-cell office:value-type="string" calcext:value-type="string">
            <text:p>µs/Umdrehung</text:p>
          </table:table-cell>
        </table:table-row>
        <table:table-row table:style-name="ro1">
          <table:table-cell office:value-type="string" calcext:value-type="string">
            <text:p>Erwartung</text:p>
          </table:table-cell>
          <table:table-cell table:formula="of:=[.B25]/[.B20]" office:value-type="float" office:value="4200" calcext:value-type="float">
            <text:p>4200</text:p>
          </table:table-cell>
          <table:table-cell office:value-type="string" calcext:value-type="string">
            <text:p>TIM3 Ticks/Umdrehung</text:p>
          </table:table-cell>
        </table:table-row>
        <table:table-row table:style-name="ro1">
          <table:table-cell office:value-type="string" calcext:value-type="string">
            <text:p>Und zurück</text:p>
          </table:table-cell>
          <table:table-cell table:formula="of:=60*1000000/([.B26]*[.B20])"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USB Bul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/ms</text:p>
          </table:table-cell>
        </table:table-row>
        <table:table-row table:style-name="ro1">
          <table:table-cell/>
          <table:table-cell table:formula="of:=[.B31]*1000" office:value-type="float" office:value="64000" calcext:value-type="float">
            <text:p>64000</text:p>
          </table:table-cell>
          <table:table-cell office:value-type="string" calcext:value-type="string">
            <text:p>Byte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n pro DD Spur</text:p>
          </table:table-cell>
          <table:table-cell table:formula="of:=512*9*2" office:value-type="float" office:value="9216" calcext:value-type="float">
            <text:p>92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Kapazität</text:p>
          </table:table-cell>
          <table:table-cell table:formula="of:=80*9*512*2" office:value-type="float" office:value="737280" calcext:value-type="float">
            <text:p>7372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10:55:08.1352808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07:13.249796245</meta:creation-date>
    <dc:date>2016-02-24T12:30:25.548338088</dc:date>
    <meta:editing-duration>PT5H15M25S</meta:editing-duration>
    <meta:editing-cycles>5</meta:editing-cycles>
    <meta:generator>LibreOffice/5.0.5.2$Linux_X86_64 LibreOffice_project/00m0$Build-2</meta:generator>
    <meta:document-statistic meta:table-count="1" meta:cell-count="56" meta:object-count="0"/>
  </office:meta>
</office:document-meta>
</file>